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c7bf" officeooo:paragraph-rsid="001dc7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er with clients connecting </text:p>
      <text:p text:style-name="P1"/>
      <text:p text:style-name="P1">White – 7 to each </text:p>
      <text:p text:style-name="P1">Black cards </text:p>
      <text:p text:style-name="P1"/>
      <text:p text:style-name="P1">File Reading/Writing <text:s/>(Saving the cards) </text:p>
      <text:p text:style-name="P1"/>
      <text:p text:style-name="P1">Client/Server – Networking </text:p>
      <text:p text:style-name="P1"/>
      <text:p text:style-name="P1"/>
      <text:p text:style-name="P1">C Files </text:p>
      <text:p text:style-name="P1"/>
      <text:p text:style-name="P1">Server.c (Limit clients to ~8) </text:p>
      <text:p text:style-name="P1"/>
      <text:p text:style-name="P1">Client.c </text:p>
      <text:p text:style-name="P1"/>
      <text:p text:style-name="P1">1) Client/Server Set Up</text:p>
      <text:p text:style-name="P1">Server – accepts the clients, find method to get them all to join. (Can do a time frame to join) </text:p>
      <text:p text:style-name="P1">Client Struct – Name, Points, Current White Cards (String Array)</text:p>
      <text:p text:style-name="P1">When sent in, send each client 7 cards </text:p>
      <text:p text:style-name="P1"/>
      <text:p text:style-name="P1">2) Interface.c for the game (Do the file manipulation and pulling)</text:p>
      <text:p text:style-name="P1">- File with questions (Black cards and whtie cards)</text:p>
      <text:p text:style-name="P1">-Interface will have functions to take questions from the black and white </text:p>
      <text:p text:style-name="P1">=Deck – First in First Out </text:p>
      <text:p text:style-name="P1">=Shuffle Functi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13:30:25.636783447</meta:creation-date>
    <dc:date>2015-01-20T13:50:24.906879717</dc:date>
    <meta:editing-duration>PT4M29S</meta:editing-duration>
    <meta:editing-cycles>1</meta:editing-cycles>
    <meta:document-statistic meta:table-count="0" meta:image-count="0" meta:object-count="0" meta:page-count="1" meta:paragraph-count="17" meta:word-count="104" meta:character-count="635" meta:non-whitespace-character-count="530"/>
    <meta:generator>LibreOffice/4.2.6.3$Linux_X86_64 LibreOffice_project/420m0$Build-3</meta:generator>
  </office:meta>
</office:document-meta>
</file>